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astured Poultry Egg Project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ying hen economic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st of chicken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just here, this is “ready to lay"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ggs laid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18 weeks from hatch to start laying, sunk feed and breeding costs make chickens more expensive than day old chi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g price per doze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00 hens permited without quota in 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me per chicken year</text:p>
          </table:table-cell>
          <table:table-cell table:formula="of:=[.B6]*[.B7]/12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g feed per day</text:p>
          </table:table-cell>
          <table:table-cell table:formula="of:=0.11*1" office:value-type="float" office:value="0.11" calcext:value-type="float">
            <text:p>0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g feed per year</text:p>
          </table:table-cell>
          <table:table-cell table:formula="of:=[.B9]*365" office:value-type="float" office:value="40.15" calcext:value-type="float">
            <text:p>40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ed cost per kg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adjust here</text:p>
          </table:table-cell>
          <table:table-cell office:value-type="string" calcext:value-type="string">
            <text:p>in bulk (3 tones delivery included)</text:p>
          </table:table-cell>
          <table:table-cell table:formula="of:=0.745-0.04*0.745" office:value-type="float" office:value="0.7152" calcext:value-type="float">
            <text:p>0.7152</text:p>
          </table:table-cell>
          <table:table-cell office:value-type="string" calcext:value-type="string">
            <text:p>Retail 20kg bag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yearly feed cost</text:p>
          </table:table-cell>
          <table:table-cell table:formula="of:=[.B10]*[.B11]" office:value-type="float" office:value="38.1425" calcext:value-type="float">
            <text:p>38.142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op co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just here</text:p>
          </table:table-cell>
          <table:table-cell office:value-type="string" calcext:value-type="string">
            <text:p>If homebuilt, how much would you charge you neighbour to build one for him?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p capacity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op lifespan year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op cost per bird year</text:p>
          </table:table-cell>
          <table:table-cell table:formula="of:=[.B14]/([.B15]*[.B16]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chicken</text:p>
          </table:table-cell>
          <table:table-cell table:formula="of:=[.B5]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ed</text:p>
          </table:table-cell>
          <table:table-cell table:formula="of:=[.B12]" office:value-type="float" office:value="38.1425" calcext:value-type="float">
            <text:p>38.1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op </text:p>
          </table:table-cell>
          <table:table-cell table:formula="of:=[.B17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 costs</text:p>
          </table:table-cell>
          <table:table-cell table:formula="of:=SUM([.B21:.B23])" office:value-type="float" office:value="57.1425" calcext:value-type="float">
            <text:p>57.142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gg income</text:p>
          </table:table-cell>
          <table:table-cell table:formula="of:=[.B8]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n meat inco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al use only, year old laying hens are rarely sold to customer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z per day </text:p>
          </table:table-cell>
          <table:table-cell office:value-type="string" calcext:value-type="string">
            <text:p>labour hr per day (this is a guess that depends a lot on your farm setup) Put in your real numbers once you have them </text:p>
          </table:table-cell>
          <table:table-cell office:value-type="string" calcext:value-type="string">
            <text:p>profit per h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it or labor compensation per hen year</text:p>
          </table:table-cell>
          <table:table-cell table:formula="of:=[.B26]-[.B24]" office:value-type="float" office:value="92.8575" calcext:value-type="float">
            <text:p>92.8575</text:p>
          </table:table-cell>
          <table:table-cell table:formula="of:=([.B6]/365)/12" office:value-type="float" office:value="0.0684931506849315" calcext:value-type="float">
            <text:p>0.06849315068493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fit on 200 hens</text:p>
          </table:table-cell>
          <table:table-cell table:formula="of:=[.B29]*200" office:value-type="float" office:value="18571.5" calcext:value-type="float">
            <text:p>18571.5</text:p>
          </table:table-cell>
          <table:table-cell table:formula="of:=[.C31]*2" office:value-type="float" office:value="13.6986301369863" calcext:value-type="float">
            <text:p>13.6986301369863</text:p>
          </table:table-cell>
          <table:table-cell office:value-type="float" office:value="1.5" calcext:value-type="float">
            <text:p>1.5</text:p>
          </table:table-cell>
          <table:table-cell table:formula="of:=[.B30]/(365*[.D30])" office:value-type="float" office:value="33.9205479452055" calcext:value-type="float">
            <text:p>33.9205479452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it on 100 hens</text:p>
          </table:table-cell>
          <table:table-cell table:formula="of:=[.B30]/2" office:value-type="float" office:value="9285.75" calcext:value-type="float">
            <text:p>9285.75</text:p>
          </table:table-cell>
          <table:table-cell table:formula="of:=[.C33]*2" office:value-type="float" office:value="6.84931506849315" calcext:value-type="float">
            <text:p>6.84931506849315</text:p>
          </table:table-cell>
          <table:table-cell office:value-type="float" office:value="1" calcext:value-type="float">
            <text:p>1</text:p>
          </table:table-cell>
          <table:table-cell table:formula="of:=[.B31]/(365*[.D31])" office:value-type="float" office:value="25.4404109589041" calcext:value-type="float">
            <text:p>25.4404109589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it on 30 hens</text:p>
          </table:table-cell>
          <table:table-cell table:formula="of:=[.B29]*30" office:value-type="float" office:value="2785.725" calcext:value-type="float">
            <text:p>2785.725</text:p>
          </table:table-cell>
          <table:table-cell table:formula="of:=([.B6]*30/365)/12" office:value-type="float" office:value="2.05479452054794" calcext:value-type="float">
            <text:p>2.05479452054794</text:p>
          </table:table-cell>
          <table:table-cell office:value-type="float" office:value="0.25" calcext:value-type="float">
            <text:p>0.25</text:p>
          </table:table-cell>
          <table:table-cell table:formula="of:=[.B32]/(365*[.D32])" office:value-type="float" office:value="30.5284931506849" calcext:value-type="float">
            <text:p>30.5284931506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it on 50 hens</text:p>
          </table:table-cell>
          <table:table-cell table:formula="of:=[.B30]/4" office:value-type="float" office:value="4642.875" calcext:value-type="float">
            <text:p>4642.875</text:p>
          </table:table-cell>
          <table:table-cell table:formula="of:=[.C32]/3*5" office:value-type="float" office:value="3.42465753424658" calcext:value-type="float">
            <text:p>3.42465753424658</text:p>
          </table:table-cell>
          <table:table-cell table:formula="of:=(5/60)*5" office:value-type="float" office:value="0.416666666666667" calcext:value-type="float">
            <text:p>0.416666666666667</text:p>
          </table:table-cell>
          <table:table-cell table:formula="of:=[.B33]/(365*[.D33])" office:value-type="float" office:value="30.5284931506849" calcext:value-type="float">
            <text:p>30.528493150684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4:15:08.784518436</meta:creation-date>
    <dc:date>2025-03-03T10:47:15.293323183</dc:date>
    <meta:editing-duration>P10DT12H43M32S</meta:editing-duration>
    <meta:editing-cycles>3</meta:editing-cycles>
    <meta:generator>LibreOffice/7.3.7.2$Linux_X86_64 LibreOffice_project/30$Build-2</meta:generator>
    <meta:document-statistic meta:table-count="1" meta:cell-count="75" meta:object-count="0"/>
  </office:meta>
</office:document-meta>
</file>